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06db" officeooo:paragraph-rsid="000506db"/>
    </style:style>
    <style:style style:name="P2" style:family="paragraph" style:parent-style-name="Standard">
      <style:text-properties style:text-underline-style="none" officeooo:rsid="000506db" officeooo:paragraph-rsid="000506db"/>
    </style:style>
    <style:style style:name="P3" style:family="paragraph" style:parent-style-name="Standard">
      <style:text-properties style:text-underline-style="none" officeooo:rsid="0005c7a3" officeooo:paragraph-rsid="0005c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 Testing</text:p>
      <text:p text:style-name="P3">product suggestions</text:p>
      <text:p text:style-name="P3">upgrading a product</text:p>
      <text:p text:style-name="P3">updating/deletion/addition</text:p>
      <text:p text:style-name="P3">sorting/filtering</text:p>
      <text:p text:style-name="P3">premium membership</text:p>
      <text:p text:style-name="P3">security deposit</text:p>
      <text:p text:style-name="P3"/>
      <text:p text:style-name="P2"/>
      <text:p text:style-name="P1">Automation Testing</text:p>
      <text:p text:style-name="P3">permanent buying of models</text:p>
      <text:p text:style-name="P3">reminder message</text:p>
      <text:p text:style-name="P3">product notification</text:p>
      <text:p text:style-name="P3">bulk ordering </text:p>
      <text:p text:style-name="P3">renewal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1T08:56:54.069000000</dc:date>
    <meta:editing-duration>PT11M4S</meta:editing-duration>
    <meta:editing-cycles>4</meta:editing-cycles>
    <meta:document-statistic meta:table-count="0" meta:image-count="0" meta:object-count="0" meta:page-count="1" meta:paragraph-count="13" meta:word-count="26" meta:character-count="230" meta:non-whitespace-character-count="216"/>
  </office:meta>
</office:document-meta>
</file>